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1c3ed6" style:font-size-asian="16pt" style:font-size-complex="16pt"/>
    </style:style>
    <style:style style:name="P3" style:family="paragraph" style:parent-style-name="Standard">
      <style:text-properties fo:font-size="16pt" fo:background-color="#ffff00" style:font-size-asian="16pt" style:font-size-complex="16pt"/>
    </style:style>
    <style:style style:name="P4" style:family="paragraph" style:parent-style-name="Standard">
      <style:text-properties fo:font-size="16pt" officeooo:paragraph-rsid="001c3ed6" fo:background-color="#ffff00" style:font-size-asian="16pt" style:font-size-complex="16pt"/>
    </style:style>
    <style:style style:name="P5" style:family="paragraph" style:parent-style-name="Standard">
      <style:text-properties fo:font-size="16pt" fo:background-color="#666666" style:font-size-asian="16pt" style:font-size-complex="16pt"/>
    </style:style>
    <style:style style:name="P6" style:family="paragraph" style:parent-style-name="Standard">
      <style:text-properties fo:font-size="16pt" fo:background-color="#2a6099" style:font-size-asian="16pt" style:font-size-complex="16pt"/>
    </style:style>
    <style:style style:name="P7" style:family="paragraph" style:parent-style-name="Standard">
      <style:text-properties fo:font-size="16pt" officeooo:paragraph-rsid="001c3ed6" fo:background-color="#2a6099" style:font-size-asian="16pt" style:font-size-complex="16pt"/>
    </style:style>
    <style:style style:name="P8" style:family="paragraph" style:parent-style-name="Standard">
      <style:text-properties fo:font-size="16pt" officeooo:paragraph-rsid="001c3ed6" fo:background-color="#81d41a" style:font-size-asian="16pt" style:font-size-complex="16pt"/>
    </style:style>
    <style:style style:name="P9" style:family="paragraph" style:parent-style-name="Standard">
      <style:text-properties fo:font-size="16pt" fo:background-color="#bf819e" style:font-size-asian="16pt" style:font-size-complex="16pt"/>
    </style:style>
    <style:style style:name="P10" style:family="paragraph" style:parent-style-name="Standard">
      <style:text-properties fo:font-size="16pt" fo:background-color="#4b2204" style:font-size-asian="16pt" style:font-size-complex="16pt"/>
    </style:style>
    <style:style style:name="P11" style:family="paragraph" style:parent-style-name="Standard">
      <style:text-properties fo:font-size="16pt" officeooo:paragraph-rsid="001c3ed6" fo:background-color="#4b2204" style:font-size-asian="16pt" style:font-size-complex="16pt"/>
    </style:style>
    <style:style style:name="P12" style:family="paragraph" style:parent-style-name="Standard">
      <style:text-properties fo:font-size="16pt" fo:background-color="#000000" style:font-size-asian="16pt" style:font-size-complex="16pt"/>
    </style:style>
    <style:style style:name="P13" style:family="paragraph" style:parent-style-name="Standard">
      <style:text-properties fo:font-size="16pt" fo:background-color="#5983b0" style:font-size-asian="16pt" style:font-size-complex="16pt"/>
    </style:style>
    <style:style style:name="P14" style:family="paragraph" style:parent-style-name="Standard">
      <style:text-properties fo:font-size="16pt" fo:background-color="#780373" style:font-size-asian="16pt" style:font-size-complex="16pt"/>
    </style:style>
    <style:style style:name="P15" style:family="paragraph" style:parent-style-name="Standard">
      <style:text-properties fo:color="#000000" fo:font-size="16pt" fo:background-color="#5983b0" style:font-size-asian="16pt" style:font-size-complex="16pt"/>
    </style:style>
    <style:style style:name="P16" style:family="paragraph" style:parent-style-name="Standard">
      <style:text-properties fo:color="#000000" fo:font-size="16pt" officeooo:paragraph-rsid="001c3ed6" fo:background-color="#5983b0" style:font-size-asian="16pt" style:font-size-complex="16pt"/>
    </style:style>
    <style:style style:name="T1" style:family="text">
      <style:text-properties officeooo:rsid="001c3ed6"/>
    </style:style>
    <style:style style:name="T2" style:family="text">
      <style:text-properties officeooo:rsid="001c7fba"/>
    </style:style>
    <style:style style:name="T3" style:family="text">
      <style:text-properties officeooo:rsid="001caa41"/>
    </style:style>
    <style:style style:name="T4" style:family="text">
      <style:text-properties officeooo:rsid="001e7e42"/>
    </style:style>
    <style:style style:name="T5" style:family="text">
      <style:text-properties officeooo:rsid="0020423b"/>
    </style:style>
    <style:style style:name="T6" style:family="text">
      <style:text-properties fo:color="#d4d4d4" style:font-name="Droid Sans Mono" fo:font-size="7pt" fo:font-weight="normal" fo:background-color="#1e1e1e" loext:char-shading-value="0"/>
    </style:style>
    <style:style style:name="T7" style:family="text">
      <style:text-properties fo:color="#d4d4d4" style:font-name="Droid Sans Mono" fo:font-size="7pt" fo:font-weight="normal" officeooo:rsid="0020423b" fo:background-color="#1e1e1e" loext:char-shading-value="0"/>
    </style:style>
    <style:style style:name="T8" style:family="text">
      <style:text-properties officeooo:rsid="00212b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0 0 0 0 0 0 salto_condicional_noz</text:p>
      <text:p text:style-name="P4">0 0 0 0 0 1 <text:span text:style-name="T1">salto_condicional_z</text:span></text:p>
      <text:p text:style-name="P3">0 0 0 0 1 0 <text:span text:style-name="T1">salto_absoluto</text:span></text:p>
      <text:p text:style-name="P3">0 0 0 0 1 1 <text:span text:style-name="T1">Libre</text:span></text:p>
      <text:p text:style-name="P5">0 0 0 1 0 0</text:p>
      <text:p text:style-name="P5">0 0 0 1 0 1 <text:span text:style-name="T1">Suma(0001)</text:span></text:p>
      <text:p text:style-name="P5">0 0 0 1 1 0</text:p>
      <text:p text:style-name="P5">0 0 0 1 1 1</text:p>
      <text:p text:style-name="P6">0 0 1 0 0 0</text:p>
      <text:p text:style-name="P6">0 0 1 0 0 1 <text:span text:style-name="T1">Resta(0010)</text:span></text:p>
      <text:p text:style-name="P6">0 0 1 0 1 0</text:p>
      <text:p text:style-name="P7">0 0 1 0 1 1</text:p>
      <text:p text:style-name="P11">0 0 1 1 0 0</text:p>
      <text:p text:style-name="P10">0 0 1 1 0 1 <text:span text:style-name="T2">Guardar en memoria(0011)</text:span></text:p>
      <text:p text:style-name="P10">0 0 1 1 1 0</text:p>
      <text:p text:style-name="P10">0 0 1 1 1 1</text:p>
      <text:p text:style-name="P12">0 1 0 0 0 0</text:p>
      <text:p text:style-name="P12">0 1 0 0 0 1 <text:span text:style-name="T2">Cargar en memoria(0100)</text:span></text:p>
      <text:p text:style-name="P12">0 1 0 0 1 0</text:p>
      <text:p text:style-name="P12">0 1 0 0 1 1</text:p>
      <text:p text:style-name="P14">0 1 0 1 0 0</text:p>
      <text:p text:style-name="P14">0 1 0 1 0 1 <text:span text:style-name="T3">Entrada </text:span><text:span text:style-name="T5">Dos bits para coger registro</text:span></text:p>
      <text:p text:style-name="P14">0 1 0 1 1 <text:span text:style-name="T5">0 Cuatro últimos para indicar donde se guarda</text:span></text:p>
      <text:p text:style-name="P14">0 1 0 1 1 1</text:p>
      <text:p text:style-name="P15">0 1 1 0 0 0</text:p>
      <text:p text:style-name="P16">0 1 1 0 0 1 <text:span text:style-name="T3">Salida </text:span><text:span text:style-name="T8">dos bits para elegir registro</text:span></text:p>
      <text:p text:style-name="P16">0 1 1 0 1 0 <text:span text:style-name="T8">cuatro bits dejando dos de espacio para elegir que registro del </text:span></text:p>
      <text:p text:style-name="P15">0 1 1 0 1 1 <text:span text:style-name="T8">banco sacamos</text:span></text:p>
      <text:p text:style-name="P1">0 1 1 1 0 0</text:p>
      <text:p text:style-name="P1">0 1 1 1 0 1</text:p>
      <text:p text:style-name="P1">0 1 1 1 1 0</text:p>
      <text:p text:style-name="P2">0 1 1 1 1 1</text:p>
      <text:p text:style-name="P2">1 0 0 0 0 0 </text:p>
      <text:p text:style-name="P2">1 0 0 0 0 1</text:p>
      <text:p text:style-name="P1">1 0 0 0 1 0</text:p>
      <text:p text:style-name="P1">1 0 0 0 1 1</text:p>
      <text:p text:style-name="P1">1 0 0 1 0 0</text:p>
      <text:p text:style-name="P1">1 0 0 1 0 1</text:p>
      <text:p text:style-name="P1"><text:span text:style-name="T1">1</text:span> 0 0 1 1 0</text:p>
      <text:p text:style-name="P1"><text:soft-page-break/>1 0 0 1 1 1</text:p>
      <text:p text:style-name="P13">1 0 1 0 0 0</text:p>
      <text:p text:style-name="P13">1 0 1 0 0 1 <text:span text:style-name="T2">Carga_inmediata(1010)</text:span></text:p>
      <text:p text:style-name="P13">1 0 1 0 1 0</text:p>
      <text:p text:style-name="P13">1 0 1 0 1 1</text:p>
      <text:p text:style-name="P1">1 0 1 1 0 0</text:p>
      <text:p text:style-name="P1">1 0 1 1 0 1</text:p>
      <text:p text:style-name="P1">1 0 1 1 1 0</text:p>
      <text:p text:style-name="P1">1 0 1 1 1 1</text:p>
      <text:p text:style-name="P1">1 1 0 0 0 0</text:p>
      <text:p text:style-name="P1">1 1 0 0 0 1</text:p>
      <text:p text:style-name="P1">1 1 0 0 1 0</text:p>
      <text:p text:style-name="P1">1 1 0 0 1 1</text:p>
      <text:p text:style-name="P1">1 1 0 1 0 0</text:p>
      <text:p text:style-name="P2">1 1 0 1 0 1 </text:p>
      <text:p text:style-name="P2">1 1 0 1 1 0</text:p>
      <text:p text:style-name="P1">1 1 0 1 1 1</text:p>
      <text:p text:style-name="P1">1 1 1 0 0 0</text:p>
      <text:p text:style-name="P1">1 1 1 0 0 1</text:p>
      <text:p text:style-name="P1">1 1 1 0 1 0 </text:p>
      <text:p text:style-name="P2">1 1 1 0 1 1</text:p>
      <text:p text:style-name="P8">1 1 1 1 0 0 <text:span text:style-name="T2">Salto_sub</text:span></text:p>
      <text:p text:style-name="P9">1 1 1 1 0 1 <text:span text:style-name="T2">Retorno_sub</text:span></text:p>
      <text:p text:style-name="P1">1 1 1 1 1 0</text:p>
      <text:p text:style-name="P1">1 1 1 1 1 1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5:50:58.105859598</meta:creation-date>
    <dc:date>2021-04-02T22:47:47.535489128</dc:date>
    <meta:editing-duration>PT11M4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64" meta:word-count="431" meta:character-count="1083" meta:non-whitespace-character-count="712"/>
  </office:meta>
</office:document-meta>
</file>